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lpha</text:p>
          </table:table-cell>
          <table:table-cell office:value-type="string">
            <text:p>Delta</text:p>
          </table:table-cell>
          <table:table-cell office:value-type="string">
            <text:p>Period</text:p>
          </table:table-cell>
          <table:table-cell office:value-type="string">
            <text:p>Inclination</text:p>
          </table:table-cell>
          <table:table-cell office:value-type="string">
            <text:p>Masses</text:p>
          </table:table-cell>
          <table:table-cell/>
        </table:table-row>
        <table:table-row table:style-name="ro2">
          <table:table-cell office:value-type="string">
            <text:p>BS Tri</text:p>
          </table:table-cell>
          <table:table-cell office:value-type="string">
            <text:p>02 09 29.8</text:p>
          </table:table-cell>
          <table:table-cell office:value-type="string">
            <text:p>+28 32 29</text:p>
          </table:table-cell>
          <table:table-cell office:value-type="string">
            <text:p>0.066881</text:p>
          </table:table-cell>
          <table:table-cell office:value-type="string">
            <text:p>~90</text:p>
          </table:table-cell>
          <table:table-cell office:value-type="string">
            <text:p>0.75/.02 0.16/.01</text:p>
          </table:table-cell>
          <table:table-cell/>
        </table:table-row>
        <table:table-row table:style-name="ro2">
          <table:table-cell office:value-type="string">
            <text:p>HU Aqr</text:p>
          </table:table-cell>
          <table:table-cell office:value-type="string">
            <text:p>21 07 58.3</text:p>
          </table:table-cell>
          <table:table-cell office:value-type="string">
            <text:p>-05 17 39</text:p>
          </table:table-cell>
          <table:table-cell office:value-type="string">
            <text:p>0.086882</text:p>
          </table:table-cell>
          <table:table-cell office:value-type="string">
            <text:p>87/0.8</text:p>
          </table:table-cell>
          <table:table-cell office:value-type="string">
            <text:p>0.8/.04 0.18/.06</text:p>
          </table:table-cell>
          <table:table-cell/>
        </table:table-row>
        <table:table-row table:style-name="ro2">
          <table:table-cell office:value-type="string">
            <text:p>V2301 Oph</text:p>
          </table:table-cell>
          <table:table-cell office:value-type="string">
            <text:p>18 00 35.6</text:p>
          </table:table-cell>
          <table:table-cell office:value-type="string">
            <text:p>+08 10 13</text:p>
          </table:table-cell>
          <table:table-cell office:value-type="string">
            <text:p>0.078450</text:p>
          </table:table-cell>
          <table:table-cell office:value-type="float" office:value="84">
            <text:p>84</text:p>
          </table:table-cell>
          <table:table-cell office:value-type="string">
            <text:p>/</text:p>
          </table:table-cell>
          <table:table-cell/>
        </table:table-row>
        <table:table-row table:style-name="ro2">
          <table:table-cell office:value-type="string">
            <text:p>WW Hor</text:p>
          </table:table-cell>
          <table:table-cell office:value-type="string">
            <text:p>02 36 11.5</text:p>
          </table:table-cell>
          <table:table-cell office:value-type="string">
            <text:p>-52 19 14</text:p>
          </table:table-cell>
          <table:table-cell office:value-type="string">
            <text:p>0.080199</text:p>
          </table:table-cell>
          <table:table-cell office:value-type="string">
            <text:p>84/2.0</text:p>
          </table:table-cell>
          <table:table-cell office:value-type="string">
            <text:p>1.1/.2 0.19/.02</text:p>
          </table:table-cell>
          <table:table-cell/>
        </table:table-row>
        <table:table-row table:style-name="ro3">
          <table:table-cell office:value-type="string">
            <text:p>V808 Aur</text:p>
          </table:table-cell>
          <table:table-cell office:value-type="string">
            <text:p>07 11 26</text:p>
          </table:table-cell>
          <table:table-cell office:value-type="string">
            <text:p>+44 04 05</text:p>
          </table:table-cell>
          <table:table-cell office:value-type="string">
            <text:p>0.081377</text:p>
          </table:table-cell>
          <table:table-cell office:value-type="string">
            <text:p>81.5/2.2</text:p>
          </table:table-cell>
          <table:table-cell/>
          <table:table-cell office:value-type="string">
            <text:p>CRTS</text:p>
          </table:table-cell>
        </table:table-row>
        <table:table-row table:style-name="ro3">
          <table:table-cell office:value-type="string">
            <text:p>DP Leo</text:p>
          </table:table-cell>
          <table:table-cell office:value-type="string">
            <text:p>11 17 16</text:p>
          </table:table-cell>
          <table:table-cell office:value-type="string">
            <text:p>+17 57 41</text:p>
          </table:table-cell>
          <table:table-cell office:value-type="string">
            <text:p>0.062363</text:p>
          </table:table-cell>
          <table:table-cell office:value-type="string">
            <text:p>81/1.0</text:p>
          </table:table-cell>
          <table:table-cell office:value-type="string">
            <text:p>1.2/.2 0.14/.02</text:p>
          </table:table-cell>
          <table:table-cell office:value-type="string">
            <text:p>CRTS</text:p>
          </table:table-cell>
        </table:table-row>
        <table:table-row table:style-name="ro2">
          <table:table-cell office:value-type="string">
            <text:p>UZ For</text:p>
          </table:table-cell>
          <table:table-cell office:value-type="string">
            <text:p>03 35 28.6</text:p>
          </table:table-cell>
          <table:table-cell office:value-type="string">
            <text:p>-25 44 23</text:p>
          </table:table-cell>
          <table:table-cell office:value-type="string">
            <text:p>0.087865</text:p>
          </table:table-cell>
          <table:table-cell office:value-type="string">
            <text:p>81/2.0</text:p>
          </table:table-cell>
          <table:table-cell office:value-type="string">
            <text:p>0.44/.15</text:p>
          </table:table-cell>
          <table:table-cell/>
        </table:table-row>
        <table:table-row table:style-name="ro2">
          <table:table-cell office:value-type="string">
            <text:p>EP Dra</text:p>
          </table:table-cell>
          <table:table-cell office:value-type="string">
            <text:p>19 07 06.1</text:p>
          </table:table-cell>
          <table:table-cell office:value-type="string">
            <text:p>+69 08 42</text:p>
          </table:table-cell>
          <table:table-cell office:value-type="string">
            <text:p>0.072656</text:p>
          </table:table-cell>
          <table:table-cell office:value-type="float" office:value="80">
            <text:p>80</text:p>
          </table:table-cell>
          <table:table-cell office:value-type="string">
            <text:p>0.43/.07 0.13</text:p>
          </table:table-cell>
          <table:table-cell/>
        </table:table-row>
        <table:table-row table:style-name="ro2">
          <table:table-cell office:value-type="string">
            <text:p>V895 Cen</text:p>
          </table:table-cell>
          <table:table-cell office:value-type="string">
            <text:p>14 29 27.2</text:p>
          </table:table-cell>
          <table:table-cell office:value-type="string">
            <text:p>-38 04 10</text:p>
          </table:table-cell>
          <table:table-cell office:value-type="string">
            <text:p>0.198553</text:p>
          </table:table-cell>
          <table:table-cell office:value-type="string">
            <text:p>80/5.0</text:p>
          </table:table-cell>
          <table:table-cell office:value-type="string">
            <text:p>/</text:p>
          </table:table-cell>
          <table:table-cell/>
        </table:table-row>
        <table:table-row table:style-name="ro3">
          <table:table-cell office:value-type="string">
            <text:p>HS Cam</text:p>
          </table:table-cell>
          <table:table-cell office:value-type="string">
            <text:p>07 19 14.5</text:p>
          </table:table-cell>
          <table:table-cell office:value-type="string">
            <text:p>+65 57 45</text:p>
          </table:table-cell>
          <table:table-cell office:value-type="string">
            <text:p>0.068207</text:p>
          </table:table-cell>
          <table:table-cell office:value-type="string">
            <text:p>79/3.0</text:p>
          </table:table-cell>
          <table:table-cell office:value-type="string">
            <text:p>0.75/.1 0.13/.05</text:p>
          </table:table-cell>
          <table:table-cell office:value-type="string">
            <text:p>CRTS</text:p>
          </table:table-cell>
        </table:table-row>
        <table:table-row table:style-name="ro2">
          <table:table-cell office:value-type="string">
            <text:p>V379 Vir</text:p>
          </table:table-cell>
          <table:table-cell office:value-type="string">
            <text:p>12 12 09.3</text:p>
          </table:table-cell>
          <table:table-cell office:value-type="string">
            <text:p>+01 36 28</text:p>
          </table:table-cell>
          <table:table-cell office:value-type="string">
            <text:p>0.061412</text:p>
          </table:table-cell>
          <table:table-cell office:value-type="string">
            <text:p>78.5</text:p>
          </table:table-cell>
          <table:table-cell office:value-type="string">
            <text:p>/</text:p>
          </table:table-cell>
          <table:table-cell/>
        </table:table-row>
        <table:table-row table:style-name="ro2">
          <table:table-cell office:value-type="string">
            <text:p>V1007 Her</text:p>
          </table:table-cell>
          <table:table-cell office:value-type="string">
            <text:p>17 24 06.3</text:p>
          </table:table-cell>
          <table:table-cell office:value-type="string">
            <text:p>+41 14 09</text:p>
          </table:table-cell>
          <table:table-cell office:value-type="string">
            <text:p>0.083284</text:p>
          </table:table-cell>
          <table:table-cell office:value-type="float" office:value="78">
            <text:p>78</text:p>
          </table:table-cell>
          <table:table-cell office:value-type="string">
            <text:p>/</text:p>
          </table:table-cell>
          <table:table-cell/>
        </table:table-row>
        <table:table-row table:style-name="ro2">
          <table:table-cell office:value-type="string">
            <text:p>V1309 Ori</text:p>
          </table:table-cell>
          <table:table-cell office:value-type="string">
            <text:p>05 15 41.4</text:p>
          </table:table-cell>
          <table:table-cell office:value-type="string">
            <text:p>+01 04 40</text:p>
          </table:table-cell>
          <table:table-cell office:value-type="string">
            <text:p>0.332612</text:p>
          </table:table-cell>
          <table:table-cell office:value-type="string">
            <text:p>77.8/1.2</text:p>
          </table:table-cell>
          <table:table-cell office:value-type="string">
            <text:p>0.7/.12 0.5/.1</text:p>
          </table:table-cell>
          <table:table-cell/>
        </table:table-row>
        <table:table-row table:style-name="ro2">
          <table:table-cell office:value-type="string">
            <text:p>V379 Tel</text:p>
          </table:table-cell>
          <table:table-cell office:value-type="string">
            <text:p>19 28 32.5</text:p>
          </table:table-cell>
          <table:table-cell office:value-type="string">
            <text:p>-50 01 35</text:p>
          </table:table-cell>
          <table:table-cell office:value-type="string">
            <text:p>0.070162</text:p>
          </table:table-cell>
          <table:table-cell office:value-type="string">
            <text:p>77/2.0</text:p>
          </table:table-cell>
          <table:table-cell office:value-type="string">
            <text:p>/</text:p>
          </table:table-cell>
          <table:table-cell/>
        </table:table-row>
        <table:table-row table:style-name="ro2">
          <table:table-cell office:value-type="string">
            <text:p>J0227+1306</text:p>
          </table:table-cell>
          <table:table-cell office:value-type="string">
            <text:p>02 27 32.9</text:p>
          </table:table-cell>
          <table:table-cell office:value-type="string">
            <text:p>+13 06 17</text:p>
          </table:table-cell>
          <table:table-cell office:value-type="string">
            <text:p>0.157799</text:p>
          </table:table-cell>
          <table:table-cell office:value-type="float" office:value="77">
            <text:p>77</text:p>
          </table:table-cell>
          <table:table-cell office:value-type="string">
            <text:p>0.67</text:p>
          </table:table-cell>
          <table:table-cell/>
        </table:table-row>
        <table:table-row table:style-name="ro2">
          <table:table-cell office:value-type="string">
            <text:p>VV Pup</text:p>
          </table:table-cell>
          <table:table-cell office:value-type="string">
            <text:p>08 15 06.7</text:p>
          </table:table-cell>
          <table:table-cell office:value-type="string">
            <text:p>-19 03 17</text:p>
          </table:table-cell>
          <table:table-cell office:value-type="string">
            <text:p>0.069747</text:p>
          </table:table-cell>
          <table:table-cell office:value-type="string">
            <text:p>75/6.0</text:p>
          </table:table-cell>
          <table:table-cell office:value-type="string">
            <text:p>0.73/.05 0.1/.02</text:p>
          </table:table-cell>
          <table:table-cell/>
        </table:table-row>
        <table:table-row table:style-name="ro3">
          <table:table-cell office:value-type="string">
            <text:p>HY Eri</text:p>
          </table:table-cell>
          <table:table-cell office:value-type="string">
            <text:p>05 01 46.3</text:p>
          </table:table-cell>
          <table:table-cell office:value-type="string">
            <text:p>-03 59 21</text:p>
          </table:table-cell>
          <table:table-cell office:value-type="string">
            <text:p>0.118969</text:p>
          </table:table-cell>
          <table:table-cell office:value-type="string">
            <text:p>75/3.0</text:p>
          </table:table-cell>
          <table:table-cell office:value-type="string">
            <text:p>0.45/.09 0.36</text:p>
          </table:table-cell>
          <table:table-cell office:value-type="string">
            <text:p>CRT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warf novas</text:p>
          </table:table-cell>
          <table:table-cell table:number-columns-repeated="4"/>
        </table:table-row>
        <table:table-row table:style-name="ro2">
          <table:table-cell office:value-type="string">
            <text:p>J0545+0221</text:p>
          </table:table-cell>
          <table:table-cell office:value-type="string">
            <text:p>05 45 58.3</text:p>
          </table:table-cell>
          <table:table-cell office:value-type="string">
            <text:p>+02 21 06</text:p>
          </table:table-cell>
          <table:table-cell office:value-type="string">
            <text:p>0.120972</text:p>
          </table:table-cell>
          <table:table-cell office:value-type="string">
            <text:p>85.4/.4</text:p>
          </table:table-cell>
          <table:table-cell office:value-type="string">
            <text:p>1.14/.11 0.28/.03</text:p>
          </table:table-cell>
          <table:table-cell/>
        </table:table-row>
        <table:table-row table:style-name="ro2">
          <table:table-cell office:value-type="string">
            <text:p>J1927+4447</text:p>
          </table:table-cell>
          <table:table-cell office:value-type="string">
            <text:p>19 27 48.5</text:p>
          </table:table-cell>
          <table:table-cell office:value-type="string">
            <text:p>+44 47 25</text:p>
          </table:table-cell>
          <table:table-cell office:value-type="string">
            <text:p>0.165308</text:p>
          </table:table-cell>
          <table:table-cell office:value-type="string">
            <text:p>84.6/.3</text:p>
          </table:table-cell>
          <table:table-cell office:value-type="string">
            <text:p>0.69/.07 0.39/.04</text:p>
          </table:table-cell>
          <table:table-cell/>
        </table:table-row>
        <table:table-row table:style-name="ro2">
          <table:table-cell office:value-type="string">
            <text:p>EX Dra</text:p>
          </table:table-cell>
          <table:table-cell office:value-type="string">
            <text:p>18 04 14.1</text:p>
          </table:table-cell>
          <table:table-cell office:value-type="string">
            <text:p>+67 54 12</text:p>
          </table:table-cell>
          <table:table-cell office:value-type="string">
            <text:p>0.209937</text:p>
          </table:table-cell>
          <table:table-cell office:value-type="string">
            <text:p>84.2/.6</text:p>
          </table:table-cell>
          <table:table-cell office:value-type="string">
            <text:p>0.75/.02 0.56/.02</text:p>
          </table:table-cell>
          <table:table-cell/>
        </table:table-row>
        <table:table-row table:style-name="ro3">
          <table:table-cell office:value-type="string">
            <text:p>IP Peg</text:p>
          </table:table-cell>
          <table:table-cell office:value-type="string">
            <text:p>23 23 08.6</text:p>
          </table:table-cell>
          <table:table-cell office:value-type="string">
            <text:p>+18 24 59</text:p>
          </table:table-cell>
          <table:table-cell office:value-type="string">
            <text:p>0.158206</text:p>
          </table:table-cell>
          <table:table-cell office:value-type="string">
            <text:p>83.8/.5</text:p>
          </table:table-cell>
          <table:table-cell office:value-type="string">
            <text:p>1.16/.02 0.55/.02</text:p>
          </table:table-cell>
          <table:table-cell office:value-type="string">
            <text:p>CRTS</text:p>
          </table:table-cell>
        </table:table-row>
        <table:table-row table:style-name="ro2">
          <table:table-cell office:value-type="string">
            <text:p>V1239 Her</text:p>
          </table:table-cell>
          <table:table-cell office:value-type="string">
            <text:p>17 02 13.3</text:p>
          </table:table-cell>
          <table:table-cell office:value-type="string">
            <text:p>+32 29 54</text:p>
          </table:table-cell>
          <table:table-cell office:value-type="string">
            <text:p>0.100082</text:p>
          </table:table-cell>
          <table:table-cell office:value-type="string">
            <text:p>82.6/.2</text:p>
          </table:table-cell>
          <table:table-cell office:value-type="string">
            <text:p>0.91/.03 0.22/.01</text:p>
          </table:table-cell>
          <table:table-cell/>
        </table:table-row>
        <table:table-row table:style-name="ro2">
          <table:table-cell office:value-type="string">
            <text:p>J1006+2337</text:p>
          </table:table-cell>
          <table:table-cell office:value-type="string">
            <text:p>10 06 58.4</text:p>
          </table:table-cell>
          <table:table-cell office:value-type="string">
            <text:p>+23 37 24</text:p>
          </table:table-cell>
          <table:table-cell office:value-type="string">
            <text:p>0.185913</text:p>
          </table:table-cell>
          <table:table-cell office:value-type="string">
            <text:p>81.3/2.0</text:p>
          </table:table-cell>
          <table:table-cell office:value-type="string">
            <text:p>0.78/.12 0.40/.1</text:p>
          </table:table-cell>
          <table:table-cell/>
        </table:table-row>
        <table:table-row table:style-name="ro3">
          <table:table-cell office:value-type="string">
            <text:p>GY Cnc</text:p>
          </table:table-cell>
          <table:table-cell office:value-type="string">
            <text:p>09 09 50.6</text:p>
          </table:table-cell>
          <table:table-cell office:value-type="string">
            <text:p>+18 49 47</text:p>
          </table:table-cell>
          <table:table-cell office:value-type="string">
            <text:p>0.175442</text:p>
          </table:table-cell>
          <table:table-cell office:value-type="string">
            <text:p>77.3/.9</text:p>
          </table:table-cell>
          <table:table-cell office:value-type="string">
            <text:p>0.99/.12 0.38/.06</text:p>
          </table:table-cell>
          <table:table-cell office:value-type="string">
            <text:p>CRTS</text:p>
          </table:table-cell>
        </table:table-row>
        <table:table-row table:style-name="ro2">
          <table:table-cell office:value-type="string">
            <text:p>J0750+1411</text:p>
          </table:table-cell>
          <table:table-cell office:value-type="string">
            <text:p>07 51 00.0</text:p>
          </table:table-cell>
          <table:table-cell office:value-type="string">
            <text:p>+14 11 50</text:p>
          </table:table-cell>
          <table:table-cell office:value-type="string">
            <text:p>0.093165</text:p>
          </table:table-cell>
          <table:table-cell office:value-type="string">
            <text:p>74.6/1.9</text:p>
          </table:table-cell>
          <table:table-cell office:value-type="string">
            <text:p>/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.12.2019</text:date>, <text:time>21:54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Габдеев</meta:initial-creator>
    <meta:creation-date>2019-11-07T15:40:21.01</meta:creation-date>
    <dc:date>2019-12-06T21:54:52.28</dc:date>
    <dc:creator>Максим Габдеев</dc:creator>
    <meta:editing-duration>P11DT6H2M32S</meta:editing-duration>
    <meta:editing-cycles>2</meta:editing-cycles>
    <meta:generator>OpenOffice/4.1.5$Win32 OpenOffice.org_project/415m1$Build-9789</meta:generator>
    <meta:document-statistic meta:table-count="3" meta:cell-count="162" meta:object-count="0"/>
  </office:meta>
</office:document-meta>
</file>